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72pt" style:font-size-asian="72pt" style:font-size-complex="72pt"/>
    </style:style>
    <style:style style:name="P5" style:family="paragraph">
      <style:text-properties fo:color="#800080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800080" fo:font-size="32pt" style:font-size-asian="32pt" style:font-size-complex="32pt"/>
    </style:style>
    <style:style style:name="T3" style:family="text">
      <style:text-properties fo:color="#8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venLif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roject Presentation</text:p>
            <text:p>Event-B HS2010</text:p>
            <text:p/>
            <text:p>Adrian Friedli</text:p>
            <text:p>Alexander Bernau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3.671cm" svg:height="3.088cm" svg:x="1.741cm" svg:y="8.956cm">
          <draw:text-box>
            <text:p><text:span text:style-name="T1">Refinement Strateg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chine 1 to 9</text:p>
                <text:list>
                  <text:list-item>
                    <text:p>development of the functionality</text:p>
                  </text:list-item>
                </text:list>
              </text:list-item>
              <text:list-item>
                <text:p>Machine 10</text:p>
                <text:list>
                  <text:list-item>
                    <text:p>interfacing the simulation</text:p>
                  </text:list-item>
                </text:list>
              </text:list-item>
              <text:list-item>
                <text:p>Machine 11 to 36</text:p>
                <text:list>
                  <text:list-item>
                    <text:p>additional assumptions</text:p>
                  </text:list-item>
                  <text:list-item>
                    <text:p>proof of convergence</text:p>
                  </text:list-item>
                </text:list>
              </text:list-item>
              <text:list-item>
                <text:p>Machine 37</text:p>
                <text:list>
                  <text:list-item>
                    <text:p>liveness proof</text:p>
                  </text:list-item>
                </text:list>
              </text:list-item>
            </text:list>
          </draw:text-box>
        </draw:frame>
        <draw:custom-shape draw:style-name="gr3" draw:text-style-name="P2" draw:id="id4" draw:layer="layout" svg:width="1.27cm" svg:height="1.27cm" svg:x="19.78cm" svg:y="13.218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1.27cm" svg:height="1.27cm" svg:x="22.86cm" svg:y="13.208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3" draw:layer="layout" svg:width="1.27cm" svg:height="1.27cm" svg:x="21.05cm" svg:y="10.55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1.27cm" svg:height="1.27cm" svg:x="19.78cm" svg:y="18.5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1.27cm" svg:height="1.27cm" svg:x="19.78cm" svg:y="15.883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1.27cm" svg:height="1.27cm" svg:x="21.05cm" svg:y="7.889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3" draw:text-style-name="P2" draw:id="id1" draw:layer="layout" svg:width="1.27cm" svg:height="1.27cm" svg:x="21.05cm" svg:y="5.225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1.685cm" svg:y1="6.495cm" svg:x2="21.685cm" svg:y2="7.889cm" draw:start-shape="id1" draw:start-glue-point="2" draw:end-shape="id2" draw:end-glue-point="0" svg:d="m21685 6495v1394">
          <text:p/>
        </draw:connector>
        <draw:connector draw:style-name="gr4" draw:text-style-name="P2" draw:layer="layout" svg:x1="21.685cm" svg:y1="9.159cm" svg:x2="21.685cm" svg:y2="10.554cm" draw:start-shape="id2" draw:start-glue-point="2" draw:end-shape="id3" draw:end-glue-point="0" svg:d="m21685 9159v1395">
          <text:p/>
        </draw:connector>
        <draw:connector draw:style-name="gr4" draw:text-style-name="P2" draw:layer="layout" draw:type="line" svg:x1="21.685cm" svg:y1="11.824cm" svg:x2="20.415cm" svg:y2="13.218cm" draw:start-shape="id3" draw:start-glue-point="2" draw:end-shape="id4" draw:end-glue-point="0" svg:d="m21685 11824-1270 1394">
          <text:p/>
        </draw:connector>
        <draw:connector draw:style-name="gr4" draw:text-style-name="P2" draw:layer="layout" draw:type="line" svg:x1="21.685cm" svg:y1="11.824cm" svg:x2="23.495cm" svg:y2="13.208cm" draw:start-shape="id3" draw:start-glue-point="2" draw:end-shape="id5" draw:end-glue-point="0" svg:d="m21685 11824 1810 1384">
          <text:p/>
        </draw:connector>
        <draw:connector draw:style-name="gr4" draw:text-style-name="P2" draw:layer="layout" draw:type="line" svg:x1="20.415cm" svg:y1="14.488cm" svg:x2="20.415cm" svg:y2="15.883cm" draw:start-shape="id4" draw:start-glue-point="2" draw:end-shape="id6" draw:end-glue-point="0" svg:d="m20415 14488v1395">
          <text:p/>
        </draw:connector>
        <draw:connector draw:style-name="gr4" draw:text-style-name="P2" draw:layer="layout" draw:type="line" svg:x1="20.415cm" svg:y1="17.153cm" svg:x2="20.415cm" svg:y2="18.545cm" draw:start-shape="id6" draw:start-glue-point="2" draw:end-shape="id7" draw:end-glue-point="0" svg:d="m20415 17153v1392">
          <text:p/>
        </draw:connector>
        <draw:custom-shape draw:style-name="gr3" draw:text-style-name="P2" draw:id="id8" draw:layer="layout" svg:width="1.27cm" svg:height="1.27cm" svg:x="22.86cm" svg:y="15.875cm">
          <text:p text:style-name="P2">ja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23.495cm" svg:y1="14.478cm" svg:x2="23.495cm" svg:y2="15.875cm" draw:start-shape="id5" draw:start-glue-point="2" draw:end-shape="id8" draw:end-glue-point="0" svg:d="m23495 14478v1397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1<text:line-break/>floo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loors and elevator movement between them.</text:p>
              </text:list-item>
              <text:list-item>
                <text:p><text:span text:style-name="T2">If the elevator is at the ﬂoor with index 0 the elevator will not move further down.</text:span></text:p>
              </text:list-item>
              <text:list-item>
                <text:p><text:span text:style-name="T2">If the elevator is at the ﬂoor with index N the elevator will not move further up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2<text:line-break/>main 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roducing the main engine</text:p>
              </text:list-item>
              <text:list-item>
                <text:p>Elevator moves iff engine is 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3<text:line-break/>doo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roducing the do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4<text:line-break/>physical main eng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rst component of the environment</text:p>
              </text:list-item>
              <text:list-item>
                <text:p>The physical main engine and it's connection to the controler</text:p>
              </text:list-item>
              <text:list-item>
                <text:p><text:span text:style-name="T3">If the elevator is between two ﬂoors the cable engine is not stopp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5<text:line-break/>physical do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hysical door and its connection to the controller</text:p>
              </text:list-item>
              <text:list-item>
                <text:p><text:span text:style-name="T3">When the cable engine is winding or unwinding then the door engine is closing.</text:span></text:p>
              </text:list-item>
              <text:list-item>
                <text:p><text:span text:style-name="T3">When the cable engine is winding or unwinding then the door is clos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6<text:line-break/>floor butt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buttons and the lights in the elevator.</text:p>
              </text:list-item>
              <text:list-item>
                <text:p><text:span text:style-name="T3">If a button is pressed the corresponding light goes on.</text:span></text:p>
              </text:list-item>
              <text:list-item>
                <text:p><text:span text:style-name="T3">If the light corresponding to a button is on and the elevator is at the ﬂoor which corresponds to the button and the door is open, the light goes off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7/8<text:line-break/>up/down butt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buttons and the lights on the floors.</text:p>
              </text:list-item>
              <text:list-item>
                <text:p>Along the lines of machine 6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Machine 9<text:line-break/>schedul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elevator scheduling strategy.</text:p>
              </text:list-item>
              <text:list-item>
                <text:p><text:span text:style-name="T3">Scheduling properti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" draw:layer="layout" svg:width="13.075cm" svg:height="3.088cm" svg:x="7.463cm" svg:y="8.956cm">
          <draw:text-box>
            <text:p><text:span text:style-name="T1">Schedu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opp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ditions</text:p>
                <text:list>
                  <text:list-item>
                    <text:p>If floor button has been pressed</text:p>
                  </text:list-item>
                  <text:list-item>
                    <text:p>If up button has been pressed and elevator moves upwards</text:p>
                  </text:list-item>
                  <text:list-item>
                    <text:p>If down button has been pressed and elevator moves downwards</text:p>
                  </text:list-item>
                </text:list>
              </text:list-item>
              <text:list-item>
                <text:p>If the elevator stops at a floor all lights of that floor are switched o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a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art the elevator if there is a request</text:p>
              </text:list-item>
              <text:list-item>
                <text:p>If there is a request in both directions resume into the previous di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4" draw:layer="layout" svg:width="16.606cm" svg:height="5.925cm" svg:x="5.697cm" svg:y="7.538cm">
          <draw:text-box>
            <text:p text:style-name="P2"><text:span text:style-name="T1">Interfacing</text:span></text:p>
            <text:p text:style-name="P2"><text:span text:style-name="T1">the Simu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Machine 10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verting sets into boolean functions</text:p>
                <text:list>
                  <text:list-item>
                    <text:p>PhyFloorButtonsSet -&gt; PhyFloorButtons</text:p>
                  </text:list-item>
                  <text:list-item>
                    <text:p>Invariant</text:p>
                    <text:list>
                      <text:list-item>
                        <text:p>PhyFloorButtonsSet = {x∣x∈0‥LAST_FLOOR ∧ PhyFloorButtons(x) = TRUE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15.619cm" svg:height="3.088cm" svg:x="6.191cm" svg:y="8.956cm">
          <draw:text-box>
            <text:p><text:span text:style-name="T1">Converg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dditional Assump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controler is “fast enough”</text:p>
                <text:list>
                  <text:list-item>
                    <text:p>The physical elevator does not move if the controler “wants” to stop it</text:p>
                  </text:list-item>
                  <text:list-item>
                    <text:p>Additional guards for ELEVATOR_LEAVES_FLOOR_DOWN and ELEVATOR_LEAVES_FLOOR_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10.531cm" svg:height="3.088cm" svg:x="9.016cm" svg:y="8.956cm">
          <draw:text-box>
            <text:p><text:span text:style-name="T1">Liven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chine 37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Users signal requests for a ﬂoor by pressing the corresponding buttons of that ﬂoor. </text:span></text:p>
              </text:list-item>
              <text:list-item>
                <text:p text:style-name="P5"><text:span text:style-name="T3">Every request is eventually served as the elevator goes to the corresponding ﬂoor and opens the doo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Proof Techniqu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very event is convergent</text:p>
                <text:list>
                  <text:list-item>
                    <text:p>Except for the user interactions</text:p>
                  </text:list-item>
                </text:list>
              </text:list-item>
              <text:list-item>
                <text:p>Theorem: if there is a request then at least one guard of a convergent event is enabled</text:p>
              </text:list-item>
              <text:list-item>
                <text:p>This implies that eventually there are no requests any more</text:p>
                <text:list>
                  <text:list-item>
                    <text:p>given the user does not push buttons any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adlock Freedo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llows from liveness property if there are requests.</text:p>
              </text:list-item>
              <text:list-item>
                <text:p>If there are no requests new ones can be created.</text:p>
              </text:list-item>
              <text:list-item>
                <text:p><text:span text:style-name="T3">Once the system is started it never stop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7.28cm" svg:height="3.088cm" svg:x="10.36cm" svg:y="8.956cm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9T12:53:52</meta:creation-date>
    <meta:editing-duration>PT01H26M41S</meta:editing-duration>
    <meta:editing-cycles>22</meta:editing-cycles>
    <dc:date>2010-12-16T13:58:42</dc:date>
    <meta:generator>OpenOffice.org/3.2$Unix OpenOffice.org_project/320m12$Build-9483</meta:generator>
    <meta:document-statistic meta:object-count="122"/>
  </office:meta>
</office:document-meta>
</file>